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9d691" officeooo:paragraph-rsid="0059d691"/>
    </style:style>
    <style:style style:name="P2" style:family="paragraph" style:parent-style-name="Standard">
      <style:text-properties officeooo:rsid="005c0fbf" officeooo:paragraph-rsid="005c0f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-Falcon to też jest syf, ale trochę lepiej sobie radzi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3T21:56:18.147633006</dc:date>
    <meta:editing-duration>P1DT3H56M34S</meta:editing-duration>
    <meta:editing-cycles>54</meta:editing-cycles>
    <meta:document-statistic meta:table-count="0" meta:image-count="0" meta:object-count="0" meta:page-count="1" meta:paragraph-count="1" meta:word-count="10" meta:character-count="55" meta:non-whitespace-character-count="45"/>
  </office:meta>
</office:document-meta>
</file>